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300000096E066A85FB3FF7590.png" manifest:media-type="image/png"/>
  <manifest:file-entry manifest:full-path="Pictures/10000201000007B1000000AEE3A51E37B5E0B8E3.png" manifest:media-type="image/png"/>
  <manifest:file-entry manifest:full-path="Pictures/10000201000008CB000000F45D9CA35D59EE637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Consolas" style:font-name-asian="Consolas1" style:font-name-complex="Consolas1"/>
    </style:style>
    <style:style style:name="P3" style:family="paragraph" style:parent-style-name="Standard">
      <style:paragraph-properties fo:margin-top="0in" fo:margin-bottom="0in" loext:contextual-spacing="false"/>
      <style:text-properties style:font-name="Consolas" style:font-name-asian="Consolas1" style:font-name-complex="Consolas1" fo:background-color="#ffff00"/>
    </style:style>
    <style:style style:name="P4" style:family="paragraph" style:parent-style-name="Standard">
      <style:paragraph-properties fo:margin-top="0in" fo:margin-bottom="0in" loext:contextual-spacing="false"/>
      <style:text-properties style:font-name="Consolas" fo:font-style="italic" style:text-underline-style="solid" style:text-underline-width="auto" style:text-underline-color="font-color" fo:font-weight="bold" style:font-name-asian="Consolas1" style:font-style-asian="italic" style:font-weight-asian="bold" style:font-name-complex="Consolas1" fo:background-color="#ff0000"/>
    </style:style>
    <style:style style:name="P5" style:family="paragraph" style:parent-style-name="Standard">
      <style:paragraph-properties fo:margin-top="0in" fo:margin-bottom="0in" loext:contextual-spacing="false" fo:text-align="center" style:justify-single-word="false"/>
    </style:style>
    <style:style style:name="P6" style:family="paragraph" style:parent-style-name="Standard" style:list-style-name="WWNum3">
      <style:paragraph-properties fo:margin-left="0.5in" fo:margin-right="0in" fo:margin-top="0in" fo:margin-bottom="0in" loext:contextual-spacing="true" fo:text-indent="-0.25in" style:auto-text-indent="false"/>
    </style:style>
    <style:style style:name="P7" style:family="paragraph" style:parent-style-name="Standard" style:list-style-name="WWNum1">
      <style:paragraph-properties fo:margin-left="0.5in" fo:margin-right="0in" fo:margin-top="0in" fo:margin-bottom="0in" loext:contextual-spacing="true" fo:text-indent="-0.25in" style:auto-text-indent="false"/>
    </style:style>
    <style:style style:name="P8" style:family="paragraph" style:parent-style-name="Standard" style:list-style-name="WWNum4">
      <style:paragraph-properties fo:margin-left="0.5in" fo:margin-right="0in" fo:margin-top="0in" fo:margin-bottom="0in" loext:contextual-spacing="true" fo:text-indent="-0.25in" style:auto-text-indent="false"/>
    </style:style>
    <style:style style:name="P9" style:family="paragraph" style:parent-style-name="Standard" style:list-style-name="WWNum2">
      <style:paragraph-properties fo:margin-left="0.5in" fo:margin-right="0in" fo:margin-top="0in" fo:margin-bottom="0in" loext:contextual-spacing="true" fo:text-indent="-0.25in" style:auto-text-indent="false"/>
    </style:style>
    <style:style style:name="P10" style:family="paragraph" style:parent-style-name="Standard" style:list-style-name="WWNum5">
      <style:paragraph-properties fo:margin-left="0.5in" fo:margin-right="0in" fo:margin-top="0in" fo:margin-bottom="0in" loext:contextual-spacing="true" fo:text-indent="-0.25in" style:auto-text-indent="false"/>
    </style:style>
    <style:style style:name="P11" style:family="paragraph" style:parent-style-name="Standard">
      <style:paragraph-properties fo:margin-left="0in" fo:margin-right="0in" fo:margin-top="0in" fo:margin-bottom="0in" loext:contextual-spacing="false" fo:text-indent="0in" style:auto-text-indent="false"/>
    </style:style>
    <style:style style:name="P12" style:family="paragraph" style:parent-style-name="Title">
      <style:paragraph-properties fo:margin-left="0in" fo:margin-right="0in" fo:margin-top="0in" fo:margin-bottom="0.0417in" loext:contextual-spacing="false" fo:text-align="center" style:justify-single-word="false" fo:text-indent="0in" style:auto-text-indent="false"/>
    </style:style>
    <style:style style:name="P13" style:family="paragraph" style:parent-style-name="Title" style:master-page-name="Standard">
      <style:paragraph-properties fo:margin-left="0in" fo:margin-right="0in" fo:margin-top="0in" fo:margin-bottom="0.0417in" loext:contextual-spacing="false" fo:text-align="center" style:justify-single-word="false" fo:text-indent="0in" style:auto-text-indent="false" style:page-number="1"/>
    </style:style>
    <style:style style:name="P14" style:family="paragraph" style:parent-style-name="Subtitle">
      <style:paragraph-properties fo:margin-top="0in" fo:margin-bottom="0.222in" loext:contextual-spacing="false" fo:text-align="center" style:justify-single-word="false"/>
    </style:style>
    <style:style style:name="T1" style:family="text">
      <style:text-properties fo:font-size="20pt" style:font-size-asian="20pt" style:font-size-complex="20pt"/>
    </style:style>
    <style:style style:name="T2" style:family="text">
      <style:text-properties fo:font-size="20pt" style:text-underline-style="solid" style:text-underline-width="auto" style:text-underline-color="font-color" style:font-size-asian="20pt" style:font-size-complex="20pt"/>
    </style:style>
    <style:style style:name="T3" style:family="text">
      <style:text-properties fo:font-size="13pt" style:font-size-asian="13pt" style:font-size-complex="13pt"/>
    </style:style>
    <style:style style:name="T4" style:family="text">
      <style:text-properties style:font-name="Consolas" fo:font-size="15pt" fo:font-weight="bold" style:font-name-asian="Consolas1" style:font-size-asian="15pt" style:font-weight-asian="bold" style:font-name-complex="Consolas1" style:font-size-complex="15pt"/>
    </style:style>
    <style:style style:name="T5" style:family="text">
      <style:text-properties style:font-name="Consolas" fo:font-size="15pt" style:font-name-asian="Consolas1" style:font-size-asian="15pt" style:font-name-complex="Consolas1" style:font-size-complex="15pt"/>
    </style:style>
    <style:style style:name="T6" style:family="text">
      <style:text-properties style:font-name="Consolas" style:font-name-asian="Consolas1" style:font-name-complex="Consolas1"/>
    </style:style>
    <style:style style:name="T7" style:family="text">
      <style:text-properties style:font-name="Consolas" fo:font-weight="bold" style:font-name-asian="Consolas1" style:font-weight-asian="bold" style:font-name-complex="Consolas1"/>
    </style:style>
    <style:style style:name="T8" style:family="text">
      <style:text-properties style:font-name="Consolas" fo:font-style="italic" style:font-name-asian="Consolas1" style:font-style-asian="italic" style:font-name-complex="Consolas1"/>
    </style:style>
    <style:style style:name="T9" style:family="text">
      <style:text-properties style:font-name="Consolas" style:text-underline-style="none" style:font-name-asian="Consolas1" style:font-name-complex="Consolas1"/>
    </style:style>
    <style:style style:name="T10" style:family="text">
      <style:text-properties style:font-name="Consolas" style:text-underline-style="solid" style:text-underline-width="auto" style:text-underline-color="font-color" style:font-name-asian="Consolas1" style:font-name-complex="Consolas1"/>
    </style:style>
    <style:style style:name="T11" style:family="text">
      <style:text-properties style:font-name="Consolas" style:text-underline-style="solid" style:text-underline-width="auto" style:text-underline-color="font-color" fo:font-weight="bold" style:font-name-asian="Consolas1" style:font-weight-asian="bold" style:font-name-complex="Consolas1"/>
    </style:style>
    <style:style style:name="T12" style:family="text">
      <style:text-properties style:text-position="sub 58%" style:font-name="Consolas" style:font-name-asian="Consolas1" style:font-name-complex="Consolas1"/>
    </style:style>
    <style:style style:name="T13" style:family="text">
      <style:text-properties style:font-name="Courier New" style:font-name-asian="Courier New1" style:font-name-complex="Courier New1"/>
    </style:style>
    <style:style style:name="T14" style:family="text">
      <style:text-properties fo:color="#1155cc" style:font-name="Consolas" style:text-underline-style="solid" style:text-underline-width="auto" style:text-underline-color="font-color" style:font-name-asian="Consolas1" style:font-name-complex="Consolas1"/>
    </style:style>
    <style:style style:name="T15" style:family="text">
      <style:text-properties style:text-underline-style="none"/>
    </style:style>
    <style:style style:name="T16" style:family="text">
      <style:text-properties fo:color="#ff0000" style:font-name="Consolas" style:text-underline-style="solid" style:text-underline-width="auto" style:text-underline-color="font-color" fo:font-weight="bold" style:font-name-asian="Consolas1" style:font-weight-asian="bold"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kx0yy7f1txui"/>Homework 1<text:line-break/><text:span text:style-name="T1">Web Information Retrieval<text:line-break/>Deadline: 19 April 2017</text:span></text:p>
      <text:p text:style-name="P12"><text:bookmark text:name="_mc2okssfzydz"/><text:span text:style-name="T2">Exactly Two</text:span><text:span text:style-name="T1"> students for each group</text:span></text:p>
      <text:p text:style-name="P1"/>
      <text:p text:style-name="P14"><text:bookmark text:name="_7fvf67v09mma"/>Data and software are available at: <text:line-break/><text:span text:style-name="T3">http://www.diag.uniroma1.it/~fazzone/Teaching/WebIR_2016_2017/WebIR_2016_2017.html</text:span></text:p>
      <text:p text:style-name="P1"><text:span text:style-name="T4">Software Configuration</text:span><text:span text:style-name="T5">:</text:span></text:p>
      <text:p text:style-name="P1"><text:span text:style-name="T6">To perform the homework you have to download and extract </text:span><text:span text:style-name="T7">Homework_1_software.zip</text:span><text:span text:style-name="T6"> file on your hard drive. Moreover, you have to set another time the classpath in the same way (but not identically) you already did in the exercise. This step is mandatory because you will use additional software for this homework.</text:span></text:p>
      <text:p text:style-name="P2"/>
      <text:p text:style-name="P1"><text:span text:style-name="T4">Description</text:span><text:span text:style-name="T5">:</text:span></text:p>
      <text:p text:style-name="P1"><text:span text:style-name="T6">In this homework you will configure a search engine on a particular collection of documents: ‘</text:span><text:span text:style-name="T8">Cranfield’</text:span><text:span text:style-name="T6"> collection.</text:span></text:p>
      <text:p text:style-name="P1"><text:span text:style-name="T6">This collection consist of:</text:span></text:p>
      <text:list xml:id="list1671597893461783479" text:style-name="WWNum3">
        <text:list-item>
          <text:p text:style-name="P6"><text:span text:style-name="T6">a set of html documents.</text:span></text:p>
        </text:list-item>
        <text:list-item>
          <text:p text:style-name="P6"><text:span text:style-name="T6">a set of queries.</text:span></text:p>
        </text:list-item>
        <text:list-item>
          <text:p text:style-name="P6"><text:span text:style-name="T6">a set of relevant documents ids for each query in the query set: the Ground-Truth.</text:span></text:p>
        </text:list-item>
      </text:list>
      <text:p text:style-name="P2"/>
      <text:p text:style-name="P1"><text:span text:style-name="T6">One of the objective of this homework is to find the best configuration (in terms of stemming method and scorer function) for the search engine, using the available Ground-Truth data.</text:span></text:p>
      <text:p text:style-name="P1"><text:span text:style-name="T6">To evaluate the search engine performance, you will use the two metrics: </text:span><text:span text:style-name="T7">Average R-Precision</text:span><text:span text:style-name="T6"> and </text:span><text:span text:style-name="T7">nMDCG</text:span><text:span text:style-name="T6">.</text:span></text:p>
      <text:p text:style-name="P1"><text:span text:style-name="T6">You can find the definition of Average R-Precision on slides and on book.</text:span></text:p>
      <text:p text:style-name="P1"><text:span text:style-name="T6">The evaluation metric nMDCG (</text:span><text:span text:style-name="T10">n</text:span><text:span text:style-name="T6">ormalized </text:span><text:span text:style-name="T10">M</text:span><text:span text:style-name="T6">odified </text:span><text:span text:style-name="T10">D</text:span><text:span text:style-name="T6">iscounted </text:span><text:span text:style-name="T10">C</text:span><text:span text:style-name="T6">umulative </text:span><text:span text:style-name="T10">G</text:span><text:span text:style-name="T6">ain) is a </text:span><text:span text:style-name="T10">modified</text:span><text:span text:style-name="T6"> version of the nDCG (</text:span><text:span text:style-name="T10">n</text:span><text:span text:style-name="T6">ormalized </text:span><text:span text:style-name="T10">D</text:span><text:span text:style-name="T6">iscounted </text:span><text:span text:style-name="T10">C</text:span><text:span text:style-name="T6">umulative </text:span><text:span text:style-name="T10">G</text:span><text:span text:style-name="T6">ain).</text:span></text:p>
      <text:p text:style-name="P1"><text:span text:style-name="T6">The nMDCG of a particular query and value of k is defined as follow:</text:span></text:p>
      <text:p text:style-name="P2"/>
      <text:p text:style-name="P5"><text:soft-page-break/><draw:frame draw:style-name="fr1" draw:name="image02.png" text:anchor-type="as-char" svg:width="5.322in" svg:height="0.5681in" draw:z-index="0"><draw:image xlink:href="Pictures/10000201000008CB000000F45D9CA35D59EE637E.png" xlink:type="simple" xlink:show="embed" xlink:actuate="onLoad"/></draw:frame></text:p>
      <text:p text:style-name="P2"/>
      <text:p text:style-name="P1"><text:span text:style-name="T6">The MDCG of a particular query and value of k is defined as follow:</text:span></text:p>
      <text:p text:style-name="P5"><draw:frame draw:style-name="fr1" draw:name="image05.png" text:anchor-type="as-char" svg:width="7.3319in" svg:height="0.65in" draw:z-index="0"><draw:image xlink:href="Pictures/10000201000007B1000000AEE3A51E37B5E0B8E3.png" xlink:type="simple" xlink:show="embed" xlink:actuate="onLoad"/></draw:frame></text:p>
      <text:p text:style-name="P2"/>
      <text:p text:style-name="P1"><text:span text:style-name="T6">The function “relevance” is defined as follow:</text:span></text:p>
      <text:p text:style-name="P5"><draw:frame draw:style-name="fr1" draw:name="image03.png" text:anchor-type="as-char" svg:width="6.2008in" svg:height="0.7244in" draw:z-index="0"><draw:image xlink:href="Pictures/100002010000050300000096E066A85FB3FF7590.png" xlink:type="simple" xlink:show="embed" xlink:actuate="onLoad"/></draw:frame></text:p>
      <text:p text:style-name="P4"/>
      <text:p text:style-name="P4"/>
      <text:p text:style-name="P1"><text:span text:style-name="T7">You have to find out by yourself how to compute the MaximumMDCG(query, k), for each query in the GroundTruth and for each k in {1, 3, 5, 10}</text:span><text:span text:style-name="T6">.</text:span></text:p>
      <text:p text:style-name="P2"/>
      <text:p text:style-name="P1"><text:span text:style-name="T6">Let’s clarify the calculation of nMDCG with an example.</text:span></text:p>
      <text:p text:style-name="P1"><text:span text:style-name="T6">Let’s assume that for the input query ‘q’ we have obtained the following rank (</text:span><text:span text:style-name="T10">sorted list of doc_id</text:span><text:span text:style-name="T6">):</text:span></text:p>
      <text:p text:style-name="P1"><text:span text:style-name="T6">[doc_3, doc_5, doc_4, doc_1, doc_2, doc_10, doc_7, doc_9, doc_8, doc_6].</text:span></text:p>
      <text:p text:style-name="P1"><text:span text:style-name="T6">Let’s assume also that the GroundTruth associated to the input query ‘q’ contains the following documents’ identifiers (</text:span><text:span text:style-name="T10">set of doc_id</text:span><text:span text:style-name="T6">): </text:span></text:p>
      <text:p text:style-name="P1"><text:span text:style-name="T6">GroundTruth(q)= {doc_2, doc_9, doc_4, doc_8, doc_3}.</text:span></text:p>
      <text:p text:style-name="P2"/>
      <text:p text:style-name="P1"><text:span text:style-name="T6">We have:</text:span></text:p>
      <text:p text:style-name="P1"><text:span text:style-name="T6">MDCG(q, 1) = relevance(doc_3, q) = </text:span><text:span text:style-name="T7">1</text:span></text:p>
      <text:p text:style-name="P1"><text:span text:style-name="T6">MDCG(q, 3) = relevance(doc_3, q) + relevance(doc_5, q)/log</text:span><text:span text:style-name="T12">2</text:span><text:span text:style-name="T6">(2) + relevance(doc_4, q)/log</text:span><text:span text:style-name="T12">2</text:span><text:span text:style-name="T6">(3) = </text:span></text:p>
      <text:p text:style-name="P1"><text:span text:style-name="T6"><text:s text:c="11"/>= 1 + 0/log</text:span><text:span text:style-name="T12">2</text:span><text:span text:style-name="T6">(2) + 1/log</text:span><text:span text:style-name="T12">2</text:span><text:span text:style-name="T6">(3) = </text:span><text:span text:style-name="T7">1.63</text:span></text:p>
      <text:p text:style-name="P1"><text:soft-page-break/><text:span text:style-name="T6">MDCG(q, 5) = relevance(doc_3, q) + relevance(doc_5, q)/log</text:span><text:span text:style-name="T12">2</text:span><text:span text:style-name="T6">(2) + relevance(doc_4, q)/log</text:span><text:span text:style-name="T12">2</text:span><text:span text:style-name="T6">(3) +</text:span></text:p>
      <text:p text:style-name="P1"><text:span text:style-name="T6"><text:s text:c="13"/>+ relevance(doc_1, q)/log</text:span><text:span text:style-name="T12">2</text:span><text:span text:style-name="T6">(4) + relevance(doc_2, q)/log</text:span><text:span text:style-name="T12">2</text:span><text:span text:style-name="T6">(5) =</text:span></text:p>
      <text:p text:style-name="P1"><text:span text:style-name="T6"><text:s text:c="11"/>= 1 + 0/log</text:span><text:span text:style-name="T12">2</text:span><text:span text:style-name="T6">(2) + 1/log</text:span><text:span text:style-name="T12">2</text:span><text:span text:style-name="T6">(3) + 0/log</text:span><text:span text:style-name="T12">2</text:span><text:span text:style-name="T6">(4) + 1/log</text:span><text:span text:style-name="T12">2</text:span><text:span text:style-name="T6">(5) = </text:span><text:span text:style-name="T7">2.06</text:span></text:p>
      <text:p text:style-name="P1"><text:span text:style-name="T6">MDCG(q,10) = relevance(doc_3, q) + relevance(doc_5, q)/log</text:span><text:span text:style-name="T12">2</text:span><text:span text:style-name="T6">(2) + relevance(doc_4, q)/log</text:span><text:span text:style-name="T12">2</text:span><text:span text:style-name="T6">(3) +</text:span></text:p>
      <text:p text:style-name="P11"><text:span text:style-name="T6"><text:s text:c="12"/>+ relevance(doc_1, q)/log</text:span><text:span text:style-name="T12">2</text:span><text:span text:style-name="T6">(4) + relevance(doc_2, q)/log</text:span><text:span text:style-name="T12">2</text:span><text:span text:style-name="T6">(5) + </text:span></text:p>
      <text:p text:style-name="P1"><text:span text:style-name="T6"><text:s text:c="12"/>+ relevance(doc_10, q)/log</text:span><text:span text:style-name="T12">2</text:span><text:span text:style-name="T6">(6) + relevance(doc_7, q)/log</text:span><text:span text:style-name="T12">2</text:span><text:span text:style-name="T6">(7) + </text:span></text:p>
      <text:p text:style-name="P1"><text:span text:style-name="T6"><text:s text:c="12"/>+ relevance(doc_9, q)/log</text:span><text:span text:style-name="T12">2</text:span><text:span text:style-name="T6">(8) + relevance(doc_8, q)/log</text:span><text:span text:style-name="T12">2</text:span><text:span text:style-name="T6">(9) + </text:span></text:p>
      <text:p text:style-name="P1"><text:span text:style-name="T6"><text:s text:c="12"/>+ relevance(doc_6, q)/log</text:span><text:span text:style-name="T12">2</text:span><text:span text:style-name="T6">(10) =</text:span></text:p>
      <text:p text:style-name="P1"><text:span text:style-name="T6"><text:s text:c="11"/>= 1 + 0/log</text:span><text:span text:style-name="T12">2</text:span><text:span text:style-name="T6">(2) + 1/log</text:span><text:span text:style-name="T12">2</text:span><text:span text:style-name="T6">(3) + 0/log</text:span><text:span text:style-name="T12">2</text:span><text:span text:style-name="T6">(4) + 1/log</text:span><text:span text:style-name="T12">2</text:span><text:span text:style-name="T6">(5) + </text:span></text:p>
      <text:p text:style-name="P1"><text:span text:style-name="T6"><text:s text:c="12"/>+ 0/log</text:span><text:span text:style-name="T12">2</text:span><text:span text:style-name="T6">(6) + 0/log</text:span><text:span text:style-name="T12">2</text:span><text:span text:style-name="T6">(7) + 1/log</text:span><text:span text:style-name="T12">2</text:span><text:span text:style-name="T6">(8) + 1/log</text:span><text:span text:style-name="T12">2</text:span><text:span text:style-name="T6">(9) + 0/log</text:span><text:span text:style-name="T12">2</text:span><text:span text:style-name="T6">(10) = </text:span><text:span text:style-name="T7">2.71</text:span></text:p>
      <text:p text:style-name="P2"/>
      <text:p text:style-name="P1"><text:span text:style-name="T6">Let’s </text:span><text:span text:style-name="T10">assume</text:span><text:span text:style-name="T6"> the following values for the MaximumMDCG:</text:span></text:p>
      <text:p text:style-name="P1"><text:span text:style-name="T6">MaximumMDCG(q, 1) <text:s/>= 1 </text:span></text:p>
      <text:p text:style-name="P1"><text:span text:style-name="T6">MaximumMDCG(q, 3) <text:s/>= 2</text:span></text:p>
      <text:p text:style-name="P1"><text:span text:style-name="T6">MaximumMDCG(q, 5) <text:s/>= 2.5</text:span></text:p>
      <text:p text:style-name="P1"><text:span text:style-name="T6">MaximumMDCG(q, 10) = 3</text:span></text:p>
      <text:p text:style-name="P2"/>
      <text:p text:style-name="P1"><text:span text:style-name="T6">Finally, we have the following values for the four nMDCG of interest:</text:span></text:p>
      <text:p text:style-name="P1"><text:span text:style-name="T6">MDCG(q, 1) <text:s text:c="2"/>= <text:s/>MDCG(q, 1)/MaximumMDCG(q, 1) <text:s/>= 1/1 <text:s text:c="5"/>= 1</text:span></text:p>
      <text:p text:style-name="P1"><text:span text:style-name="T6">MDCG(q, 3) <text:s text:c="2"/>= <text:s/>MDCG(q, 3)/MaximumMDCG(q, 3) <text:s/>= 1.63/2 <text:s text:c="2"/>= 0.815</text:span></text:p>
      <text:p text:style-name="P1"><text:span text:style-name="T6">MDCG(q, 5) <text:s text:c="2"/>= <text:s/>MDCG(q, 5)/MaximumMDCG(q, 5) <text:s/>= 2.06/2.5 = 0.824</text:span></text:p>
      <text:p text:style-name="P1"><text:soft-page-break/><text:span text:style-name="T6">MDCG(q, 10) <text:s/>= MDCG(q, 10)/MaximumMDCG(q, 10) = 2.71/3 <text:s text:c="2"/>= 0.903</text:span></text:p>
      <text:p text:style-name="P2"/>
      <text:p text:style-name="P2"/>
      <text:p text:style-name="P1"><text:span text:style-name="T6">To complete the homework, you have to complete these five steps:</text:span></text:p>
      <text:list xml:id="list6929655629231323808" text:style-name="WWNum1">
        <text:list-item>
          <text:p text:style-name="P7"><text:span text:style-name="T6">Create a collection on the set of html documents with MG4J.</text:span></text:p>
        </text:list-item>
        <text:list-item>
          <text:p text:style-name="P7"><text:span text:style-name="T6">Create an inverted index (with MG4J) on the collection trying different stemming methods: <text:tab/></text:span><text:span text:style-name="T8">default stemmer</text:span><text:span text:style-name="T6">, <text:line-break/><text:tab/><text:tab/></text:span><text:span text:style-name="T8">English stemmer</text:span><text:span text:style-name="T6"> and<text:line-break/><text:tab/><text:tab/></text:span><text:span text:style-name="T8">English stemmer able to filter stopwords</text:span><text:span text:style-name="T6">.</text:span></text:p>
        </text:list-item>
        <text:list-item>
          <text:p text:style-name="P7"><text:span text:style-name="T6">Obtain results for each query using the software "</text:span><text:span text:style-name="T13">homework.RunAllQueries_HW</text:span><text:span text:style-name="T6">" trying different scorer functions: </text:span><text:span text:style-name="T8">CountScorer</text:span><text:span text:style-name="T6">, </text:span><text:span text:style-name="T8">TfIdfScorer</text:span><text:span text:style-name="T6"> and </text:span><text:span text:style-name="T8">BM25Scorer</text:span><text:span text:style-name="T6">.</text:span></text:p>
        </text:list-item>
        <text:list-item>
          <text:p text:style-name="P7"><text:span text:style-name="T6">Use the Ground-Truth to evaluate the performance of each stemmer-scorer configuration: 3X3=9 total configurations.</text:span></text:p>
        </text:list-item>
        <text:list-item>
          <text:p text:style-name="P7"><text:span text:style-name="T6">Implement both “Faginʼs Algorithm” and “Threshold Algorithm”.</text:span></text:p>
        </text:list-item>
        <text:list-item>
          <text:p text:style-name="P7"><text:span text:style-name="T6">Create a final report.</text:span></text:p>
        </text:list-item>
        <text:list-item>
          <text:p text:style-name="P7"><text:span text:style-name="T6">Put report, sw and data inside a single zip file.</text:span></text:p>
        </text:list-item>
        <text:list-item>
          <text:p text:style-name="P7"><text:span text:style-name="T6">Send the .zip file to </text:span><text:a xlink:type="simple" xlink:href="mailto:fazzone@diag.uniroma1.it" text:style-name="Internet_20_link" text:visited-style-name="Visited_20_Internet_20_Link"><text:span text:style-name="T14">fazzone@diag.uniroma1.it</text:span></text:a><text:span text:style-name="T6">.</text:span></text:p>
        </text:list-item>
      </text:list>
      <text:p text:style-name="P2"/>
      <text:p text:style-name="P2"/>
      <text:p text:style-name="P1"><text:span text:style-name="T4">Zoom on Stemmers</text:span><text:span text:style-name="T5">:</text:span></text:p>
      <text:p text:style-name="P1"><text:span text:style-name="T6">Here there is a list of stemmers that you have to use: </text:span></text:p>
      <text:list xml:id="list7758700795781073024" text:style-name="WWNum4">
        <text:list-item>
          <text:p text:style-name="P8"><text:span text:style-name="T6">Default stemmer.</text:span></text:p>
        </text:list-item>
        <text:list-item>
          <text:p text:style-name="P8"><text:span text:style-name="T6">Stemmer for the English language: </text:span><text:span text:style-name="T13">it.unimi.di.big.mg4j.index.snowball.EnglishStemmer</text:span><text:span text:style-name="T6">.</text:span></text:p>
        </text:list-item>
        <text:list-item>
          <text:p text:style-name="P8"><text:span text:style-name="T6">Stemmer for the English language able to filter stopwords: </text:span><text:span text:style-name="T13">homework.EnglishStemmerStopwords</text:span><text:span text:style-name="T6">.</text:span></text:p>
        </text:list-item>
      </text:list>
      <text:p text:style-name="P1"><text:span text:style-name="T6">You can create an index with the default stemmer using the command shown in the exercise.</text:span></text:p>
      <text:p text:style-name="P1"><text:span text:style-name="T6">For creating an index with a particular stemmer, you have to specify the stemmer using the '</text:span><text:span text:style-name="T13">-t</text:span><text:span text:style-name="T6">' option:</text:span></text:p>
      <text:p text:style-name="P1"><text:soft-page-break/><text:span text:style-name="T6"><text:s/></text:span><text:span text:style-name="T13">java it.unimi.di.big.mg4j.tool.IndexBuilder -t PARTICULAR_STEMMER_COMPLETE_NAME -S COLLECTION_NAME.collection COLLECTION_NAME</text:span></text:p>
      <text:p text:style-name="P2"/>
      <text:p text:style-name="P2"/>
      <text:p text:style-name="P1"><text:span text:style-name="T4">Zoom on Scorer Functions:</text:span></text:p>
      <text:p text:style-name="P1"><text:span text:style-name="T6">Here there is a list of scorer functions that you have to use: </text:span></text:p>
      <text:p text:style-name="P1"><text:span text:style-name="T6"><text:s/>1) </text:span><text:span text:style-name="T13">NumOccurrences</text:span><text:span text:style-name="T6"> scorer function: a trivial scorer function that computes the score by adding the number of occurrences within the current document of each query term.</text:span></text:p>
      <text:p text:style-name="P1"><text:span text:style-name="T6"><text:s/>2) </text:span><text:span text:style-name="T13">TF/IDF</text:span><text:span text:style-name="T6">: a well known scorer function.</text:span></text:p>
      <text:p text:style-name="P1"><text:span text:style-name="T6"><text:s/>3) </text:span><text:span text:style-name="T13">BM25</text:span><text:span text:style-name="T6">: beyond TF/IDF, more information at </text:span><text:a xlink:type="simple" xlink:href="http://mg4j.di.unimi.it/docs/it/unimi/di/mg4j/search/score/BM25Scorer.html" text:style-name="Internet_20_link" text:visited-style-name="Visited_20_Internet_20_Link"><text:span text:style-name="T14">http://mg4j.di.unimi.it/docs/it/unimi/di/mg4j/search/score/BM25Scorer.html</text:span></text:a><text:span text:style-name="T6">.</text:span></text:p>
      <text:p text:style-name="P1"><text:span text:style-name="T6">For obtaining results for each queries in the query set, you can call this software from command line in the following way:</text:span></text:p>
      <text:p text:style-name="P1"><text:span text:style-name="T6"><text:s/></text:span><text:span text:style-name="T13">java homework.RunAllQueries_HW "COLLECTION_NAME" ./COLLECTION_NAME_all_queries.tsv "SCORER_FUNCTION" "FIELD" OUTPUT_FILE_NAME.tsv</text:span></text:p>
      <text:p text:style-name="P1"><text:span text:style-name="T6">Typing </text:span><text:span text:style-name="T13">java homework.RunAllQueries_HW</text:span><text:span text:style-name="T6"> you will obtain a guide on how to use this software.</text:span></text:p>
      <text:p text:style-name="P2"/>
      <text:p text:style-name="P2"/>
      <text:p text:style-name="P1"><text:span text:style-name="T4">Zoom on Aggregation:</text:span></text:p>
      <text:p text:style-name="P1"><text:span text:style-name="T6">For this step you have to implement, in Python or Java, both “Faginʼs Algorithm” and “Threshold Algorithm”. These softwares have to aggregate the scores obtained on field “Title” and on field “Text” with a simple “sum” aggregation function, but considering the score on “Title” two times more important than the score on “Text”. <text:line-break/>For this step you have to consider </text:span><text:span text:style-name="T11">only</text:span><text:span text:style-name="T6"> the results from the [</text:span><text:span text:style-name="T8">English_stemmer_able_to_filter_stopwords</text:span><text:span text:style-name="T6">, </text:span><text:span text:style-name="T8">BM25Scorer</text:span><text:span text:style-name="T6">] configuration. </text:span></text:p>
      <text:p text:style-name="P1"><text:span text:style-name="T6">These softwares must take in input two files that are the output files of </text:span><text:span text:style-name="T13">homework.RunAllQueries_HW</text:span><text:span text:style-name="T6"> software (one for “Title” and one for “Text”) and must give in output a file of the same format: [Query_ID \t Doc_ID \t Rank \t Score].</text:span></text:p>
      <text:p text:style-name="P1"><text:span text:style-name="T6">You must use this output file to evaluate the performance of the aggregation strategy.</text:span></text:p>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1"><text:span text:style-name="T4">Zoom on Performance Evaluation</text:span><text:span text:style-name="T6">:</text:span></text:p>
      <text:p text:style-name="P1"><text:span text:style-name="T6">To evaluate the performance of a particular stemmer-scorer combination, you have to write an ad-hoc Python or Java software.</text:span></text:p>
      <text:p text:style-name="P1"><text:span text:style-name="T6">More precisely, you must to write a software for each requested evaluation metric: a software for the evaluation of the </text:span><text:span text:style-name="T7">Average R-Precision</text:span><text:span text:style-name="T6"> and another software for evaluating </text:span><text:span text:style-name="T7">nMDCG</text:span><text:span text:style-name="T6">.</text:span></text:p>
      <text:p text:style-name="P1"><text:span text:style-name="T6">These softwares must be able to evaluate the </text:span><text:span text:style-name="T7">average nMDCG</text:span><text:span text:style-name="T6"> and the </text:span><text:span text:style-name="T7">Average R-Precision</text:span><text:span text:style-name="T6"> over all queries in the query set, by taking in input the search engine results for each query in the query set (the output file of </text:span><text:span text:style-name="T13">homework.RunAllQueries_HW</text:span><text:span text:style-name="T6"> software) and the Ground-Truth file (</text:span><text:span text:style-name="T13">COLLECTION_NAME_Ground-Truth.tsv</text:span><text:span text:style-name="T6">).</text:span></text:p>
      <text:p text:style-name="P1"><text:span text:style-name="T6">For what concerns </text:span><text:span text:style-name="T7">average nMDCG</text:span><text:span text:style-name="T6">, we have interest only for k \in {1, 3, 5, 10}.</text:span></text:p>
      <text:p text:style-name="P1"><text:span text:style-name="T6">For evaluating the output of the two aggregation algorithms, only the computation of the </text:span><text:span text:style-name="T7">Average R-Precision</text:span><text:span text:style-name="T6"> is requested.</text:span></text:p>
      <text:p text:style-name="P2"/>
      <text:p text:style-name="P2"/>
      <text:p text:style-name="P1"><text:span text:style-name="T4">What To Put in the Report</text:span><text:span text:style-name="T6">:</text:span></text:p>
      <text:p text:style-name="P1"><text:span text:style-name="T6">The final report must contain:</text:span></text:p>
      <text:list xml:id="list1536647899255728108" text:style-name="WWNum2">
        <text:list-item>
          <text:p text:style-name="P9"><text:span text:style-name="T6">A simple statistic on the used dataset: #documents and #queries.</text:span></text:p>
        </text:list-item>
        <text:list-item>
          <text:p text:style-name="P9"><text:span text:style-name="T6">A list of used stemmers.</text:span></text:p>
        </text:list-item>
        <text:list-item>
          <text:p text:style-name="P9"><text:span text:style-name="T6">A list of used scorer functions.</text:span></text:p>
        </text:list-item>
        <text:list-item>
          <text:p text:style-name="P9"><text:soft-page-break/><text:span text:style-name="T6">The script to create the collection.</text:span></text:p>
        </text:list-item>
        <text:list-item>
          <text:p text:style-name="P9"><text:span text:style-name="T6">The scripts to create the inverted indexes (for all stemmers).</text:span></text:p>
        </text:list-item>
        <text:list-item>
          <text:p text:style-name="P9"><text:span text:style-name="T6">The scripts to obtain the results from the search engine (for all scorer function).</text:span></text:p>
        </text:list-item>
        <text:list-item>
          <text:p text:style-name="P9"><text:span text:style-name="T6">The Average R-Precision for each stemmer-scorer_function configuration end for each aggregation algorithm: (3X3 + 2)= 11 Average R-Precision values.</text:span></text:p>
        </text:list-item>
        <text:list-item>
          <text:p text:style-name="P9"><text:span text:style-name="T6">The plot of the average nMDCG that have: <text:line-break/>1) on the 'x' axis the value of k. Consider only the following values: 1, 3, 5, 10.<text:line-break/>2) on the 'y' axis the average value of nMDCG: </text:span><text:span text:style-name="T10">average value over all queries</text:span><text:span text:style-name="T6">.<text:line-break/>3) one curve for each stemmer-scorer_function configuration: 3X3=9 curves in total.</text:span></text:p>
        </text:list-item>
        <text:list-item>
          <text:p text:style-name="P9"><text:span text:style-name="T6">An answer to each of the following questions:<text:line-break/>Which is the best combination stemmer-scorer_function?<text:line-break/>Which is the best stemmer?<text:line-break/>Which is the best scorer function?</text:span></text:p>
        </text:list-item>
      </text:list>
      <text:p text:style-name="P2"/>
      <text:p text:style-name="P2"/>
      <text:p text:style-name="P1"><text:span text:style-name="T4">Where To Send What</text:span><text:span text:style-name="T6">:</text:span></text:p>
      <text:p text:style-name="P1"><text:span text:style-name="T6">At the end of the process, you have to create a zip file with </text:span><text:span text:style-name="T11">ONLY</text:span><text:span text:style-name="T6"> the following data:</text:span></text:p>
      <text:list xml:id="list2659612572402062822" text:style-name="WWNum5">
        <text:list-item>
          <text:p text:style-name="P10"><text:span text:style-name="T6">The software to evaluate the Average R-Precision.</text:span></text:p>
        </text:list-item>
        <text:list-item>
          <text:p text:style-name="P10"><text:span text:style-name="T6">The software to evaluate the average nMDCG.</text:span></text:p>
        </text:list-item>
        <text:list-item>
          <text:p text:style-name="P10"><text:span text:style-name="T6">The software implementing “Fagin’s Algorithm”.</text:span></text:p>
        </text:list-item>
        <text:list-item>
          <text:p text:style-name="P10"><text:span text:style-name="T6">The software implementing “Threshold Algorithm”.</text:span></text:p>
        </text:list-item>
        <text:list-item>
          <text:p text:style-name="P10"><text:span text:style-name="T6">All tsv files containing the results for each query in the query set.<text:line-break/>You will have 3X3+2=11 tsv files of this type: three different stemmers, three different scorer functions and two different aggregation algorithms.</text:span></text:p>
        </text:list-item>
        <text:list-item>
          <text:p text:style-name="P10"><text:span text:style-name="T6">The final report in </text:span><text:span text:style-name="T16">PDF</text:span><text:span text:style-name="T6">.</text:span></text:p>
        </text:list-item>
      </text:list>
      <text:p text:style-name="P2"/>
      <text:p text:style-name="P1"><text:span text:style-name="T6">The file name must have this format: WEBIR__STUDENTID_NAME_SURNAME__STUDENTID_NAME_SURNAME.zip</text:span></text:p>
      <text:p text:style-name="P1"><text:span text:style-name="T6">Finally you must to send the .zip file to </text:span><text:a xlink:type="simple" xlink:href="mailto:fazzone@diag.uniroma1.it" text:style-name="Internet_20_link" text:visited-style-name="Visited_20_Internet_20_Link"><text:span text:style-name="T14">fazzone@diag.uniroma1.it</text:span></text:a><text:span text:style-name="T6"> with this </text:span><text:span text:style-name="T10">email subject</text:span><text:span text:style-name="T6">: WebIR_StudentID_StudentName_StudentSurname_StudentID_StudentName_StudentSurname.</text:span></text:p>
      <text:p text:style-name="P2"/>
      <text:p text:style-name="P2"/>
      <text:p text:style-name="P2"><text:soft-page-break/></text:p>
      <text:p text:style-name="P1"><text:span text:style-name="T6">For any problem/doubt, please use Piazza. Don't be sh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onsolas" fo:font-family="Consola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nsolas" fo:font-family="Consola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nsolas" fo:font-family="Consolas"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onsolas" fo:font-family="Consolas"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onsolas" fo:font-family="Consolas"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1965in" fo:margin-bottom="0.1965in" fo:margin-left="0.1965in" fo:margin-right="0.1965in" style:writing-mode="lr-tb" style:layout-grid-color="#c0c0c0" style:layout-grid-lines="287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8" meta:paragraph-count="108" meta:word-count="1363" meta:character-count="9078" meta:non-whitespace-character-count="7694"/>
    <meta:generator>LibreOfficeDev/5.1.0.3$Linux_X86_64 LibreOffice_project/</meta:generator>
  </office:meta>
</office:document-meta>
</file>